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0.4181in"/>
    </style:style>
    <style:style style:name="co3" style:family="table-column">
      <style:table-column-properties fo:break-before="auto" style:column-width="0.6535in"/>
    </style:style>
    <style:style style:name="co4" style:family="table-column">
      <style:table-column-properties fo:break-before="auto" style:column-width="0.4071in"/>
    </style:style>
    <style:style style:name="co5" style:family="table-column">
      <style:table-column-properties fo:break-before="auto" style:column-width="0.4398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6646in"/>
    </style:style>
    <style:style style:name="co10" style:family="table-column">
      <style:table-column-properties fo:break-before="auto" style:column-width="0.4929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4283in"/>
    </style:style>
    <style:style style:name="co13" style:family="table-column">
      <style:table-column-properties fo:break-before="auto" style:column-width="0.3535in"/>
    </style:style>
    <style:style style:name="co14" style:family="table-column">
      <style:table-column-properties fo:break-before="auto" style:column-width="0.3319in"/>
    </style:style>
    <style:style style:name="co15" style:family="table-column">
      <style:table-column-properties fo:break-before="auto" style:column-width="0.546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 style:data-style-name="N2"/>
    <style:style style:name="ce13" style:family="table-cell" style:parent-style-name="Default" style:data-style-name="N5"/>
  </office:automatic-styles>
  <office:body>
    <office:spreadsheet>
      <table:calculation-settings table:automatic-find-labels="false"/>
      <table:table table:name="All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3" table:default-cell-style-name="Default"/>
        <table:table-row table:style-name="ro1">
          <table:table-cell table:number-columns-repeated="2"/>
          <table:table-cell table:style-name="ce6" office:value-type="string" calcext:value-type="string">
            <text:p>Jungian Composition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2"/>
          <table:table-cell table:style-name="ce4" table:number-columns-repeated="3"/>
          <table:table-cell table:style-name="ce2" office:value-type="string" calcext:value-type="string">
            <text:p>Lines</text:p>
          </table:table-cell>
          <table:table-cell table:style-name="ce2"/>
          <table:table-cell table:style-name="ce4" table:number-columns-repeated="1018"/>
        </table:table-row>
        <table:table-row table:style-name="ro2">
          <table:table-cell table:style-name="ce2" office:value-type="string" calcext:value-type="string">
            <text:p>Square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hird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Fourth</text:p>
          </table:table-cell>
          <table:table-cell table:style-name="ce2" office:value-type="string" calcext:value-type="string">
            <text:p>Gap</text:p>
          </table:table-cell>
          <table:table-cell table:style-name="ce4" table:number-columns-repeated="1012"/>
        </table:table-row>
        <table:table-row table:style-name="ro2">
          <table:table-cell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x2</text:p>
          </table:table-cell>
          <table:table-cell office:value-type="float" office:value="2" calcext:value-type="float">
            <text:p>2</text:p>
          </table:table-cell>
          <table:table-cell table:formula="of:=PRODUCT([.B5];[.B5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4x4</text:p>
          </table:table-cell>
          <table:table-cell office:value-type="float" office:value="4" calcext:value-type="float">
            <text:p>4</text:p>
          </table:table-cell>
          <table:table-cell table:formula="of:=PRODUCT([.B7];[.B7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x6</text:p>
          </table:table-cell>
          <table:table-cell office:value-type="float" office:value="6" calcext:value-type="float">
            <text:p>6</text:p>
          </table:table-cell>
          <table:table-cell table:formula="of:=PRODUCT([.B9];[.B9])" office:value-type="float" office:value="36" calcext:value-type="float">
            <text:p>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0];[.B10])" office:value-type="float" office:value="49" calcext:value-type="float">
            <text:p>4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x8</text:p>
          </table:table-cell>
          <table:table-cell office:value-type="float" office:value="8" calcext:value-type="float">
            <text:p>8</text:p>
          </table:table-cell>
          <table:table-cell table:formula="of:=PRODUCT([.B11];[.B11])" office:value-type="float" office:value="64" calcext:value-type="float">
            <text:p>6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2];[.B12])" office:value-type="float" office:value="81" calcext:value-type="float">
            <text:p>8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x10</text:p>
          </table:table-cell>
          <table:table-cell office:value-type="float" office:value="10" calcext:value-type="float">
            <text:p>10</text:p>
          </table:table-cell>
          <table:table-cell table:formula="of:=PRODUCT([.B13];[.B1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14];[.B14])" office:value-type="float" office:value="121" calcext:value-type="float">
            <text:p>1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x12</text:p>
          </table:table-cell>
          <table:table-cell office:value-type="float" office:value="12" calcext:value-type="float">
            <text:p>12</text:p>
          </table:table-cell>
          <table:table-cell table:formula="of:=PRODUCT([.B15];[.B15])" office:value-type="float" office:value="144" calcext:value-type="float">
            <text:p>1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16];[.B16])" office:value-type="float" office:value="169" calcext:value-type="float">
            <text:p>16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4x14</text:p>
          </table:table-cell>
          <table:table-cell office:value-type="float" office:value="14" calcext:value-type="float">
            <text:p>14</text:p>
          </table:table-cell>
          <table:table-cell table:formula="of:=PRODUCT([.B17];[.B17])" office:value-type="float" office:value="196" calcext:value-type="float">
            <text:p>19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18];[.B18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6x16</text:p>
          </table:table-cell>
          <table:table-cell office:value-type="float" office:value="16" calcext:value-type="float">
            <text:p>16</text:p>
          </table:table-cell>
          <table:table-cell table:formula="of:=PRODUCT([.B19];[.B19])" office:value-type="float" office:value="256" calcext:value-type="float">
            <text:p>2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20];[.B20])" office:value-type="float" office:value="289" calcext:value-type="float">
            <text:p>28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8x18</text:p>
          </table:table-cell>
          <table:table-cell office:value-type="float" office:value="18" calcext:value-type="float">
            <text:p>18</text:p>
          </table:table-cell>
          <table:table-cell table:formula="of:=PRODUCT([.B21];[.B21])" office:value-type="float" office:value="324" calcext:value-type="float">
            <text:p>32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19x19</text:p>
          </table:table-cell>
          <table:table-cell table:style-name="ce5" office:value-type="float" office:value="19" calcext:value-type="float">
            <text:p>19</text:p>
          </table:table-cell>
          <table:table-cell table:style-name="ce5" table:formula="of:=PRODUCT([.B22];[.B22])" office:value-type="float" office:value="361" calcext:value-type="float">
            <text:p>36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016"/>
        </table:table-row>
        <table:table-row table:style-name="ro2">
          <table:table-cell office:value-type="string" calcext:value-type="string">
            <text:p>20x20</text:p>
          </table:table-cell>
          <table:table-cell office:value-type="float" office:value="20" calcext:value-type="float">
            <text:p>20</text:p>
          </table:table-cell>
          <table:table-cell table:formula="of:=PRODUCT([.B23];[.B2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24];[.B24])" office:value-type="float" office:value="441" calcext:value-type="float">
            <text:p>44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2x22</text:p>
          </table:table-cell>
          <table:table-cell office:value-type="float" office:value="22" calcext:value-type="float">
            <text:p>22</text:p>
          </table:table-cell>
          <table:table-cell table:formula="of:=PRODUCT([.B25];[.B25])" office:value-type="float" office:value="484" calcext:value-type="float">
            <text:p>48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26];[.B26])" office:value-type="float" office:value="529" calcext:value-type="float">
            <text:p>5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4x24</text:p>
          </table:table-cell>
          <table:table-cell office:value-type="float" office:value="24" calcext:value-type="float">
            <text:p>24</text:p>
          </table:table-cell>
          <table:table-cell table:formula="of:=PRODUCT([.B27];[.B27])" office:value-type="float" office:value="576" calcext:value-type="float">
            <text:p>57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28];[.B28])" office:value-type="float" office:value="625" calcext:value-type="float">
            <text:p>6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6x26</text:p>
          </table:table-cell>
          <table:table-cell office:value-type="float" office:value="26" calcext:value-type="float">
            <text:p>26</text:p>
          </table:table-cell>
          <table:table-cell table:formula="of:=PRODUCT([.B29];[.B29])" office:value-type="float" office:value="676" calcext:value-type="float">
            <text:p>67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30];[.B30])" office:value-type="float" office:value="729" calcext:value-type="float">
            <text:p>72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8x28</text:p>
          </table:table-cell>
          <table:table-cell office:value-type="float" office:value="28" calcext:value-type="float">
            <text:p>28</text:p>
          </table:table-cell>
          <table:table-cell table:formula="of:=PRODUCT([.B31];[.B31])" office:value-type="float" office:value="784" calcext:value-type="float">
            <text:p>78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32];[.B32])" office:value-type="float" office:value="841" calcext:value-type="float">
            <text:p>84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0x30</text:p>
          </table:table-cell>
          <table:table-cell office:value-type="float" office:value="30" calcext:value-type="float">
            <text:p>30</text:p>
          </table:table-cell>
          <table:table-cell table:formula="of:=PRODUCT([.B33];[.B33])" office:value-type="float" office:value="900" calcext:value-type="float">
            <text:p>9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34];[.B34])" office:value-type="float" office:value="961" calcext:value-type="float">
            <text:p>96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2x32</text:p>
          </table:table-cell>
          <table:table-cell office:value-type="float" office:value="32" calcext:value-type="float">
            <text:p>32</text:p>
          </table:table-cell>
          <table:table-cell table:formula="of:=PRODUCT([.B35];[.B35])" office:value-type="float" office:value="1024" calcext:value-type="float">
            <text:p>102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36];[.B36])" office:value-type="float" office:value="1089" calcext:value-type="float">
            <text:p>108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4x34</text:p>
          </table:table-cell>
          <table:table-cell office:value-type="float" office:value="34" calcext:value-type="float">
            <text:p>34</text:p>
          </table:table-cell>
          <table:table-cell table:formula="of:=PRODUCT([.B37];[.B37])" office:value-type="float" office:value="1156" calcext:value-type="float">
            <text:p>11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38];[.B38])" office:value-type="float" office:value="1225" calcext:value-type="float">
            <text:p>1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6x36</text:p>
          </table:table-cell>
          <table:table-cell office:value-type="float" office:value="36" calcext:value-type="float">
            <text:p>36</text:p>
          </table:table-cell>
          <table:table-cell table:formula="of:=PRODUCT([.B39];[.B39])" office:value-type="float" office:value="1296" calcext:value-type="float">
            <text:p>129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40];[.B40])" office:value-type="float" office:value="1369" calcext:value-type="float">
            <text:p>136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8x38</text:p>
          </table:table-cell>
          <table:table-cell office:value-type="float" office:value="38" calcext:value-type="float">
            <text:p>38</text:p>
          </table:table-cell>
          <table:table-cell table:formula="of:=PRODUCT([.B41];[.B41])" office:value-type="float" office:value="1444" calcext:value-type="float">
            <text:p>14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42];[.B42])" office:value-type="float" office:value="1521" calcext:value-type="float">
            <text:p>1521</text:p>
          </table:table-cell>
          <table:table-cell table:number-columns-repeated="1021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dd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ce1"/>
        <table:table-column table:style-name="co11" table:default-cell-style-name="ce5"/>
        <table:table-column table:style-name="co12" table:default-cell-style-name="Default"/>
        <table:table-column table:style-name="co11" table:default-cell-style-name="ce5"/>
        <table:table-column table:style-name="co2" table:default-cell-style-name="Default"/>
        <table:table-column table:style-name="co4" table:default-cell-style-name="ce5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1010" table:default-cell-style-name="Default"/>
        <table:table-row table:style-name="ro1">
          <table:table-cell table:style-name="ce1"/>
          <table:table-cell/>
          <table:table-cell table:style-name="ce6" office:value-type="string" calcext:value-type="string">
            <text:p>Jungian Composition</text:p>
          </table:table-cell>
          <table:table-cell table:style-name="ce9"/>
          <table:table-cell table:style-name="ce6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Slider</text:p>
          </table:table-cell>
          <table:table-cell table:style-name="ce2"/>
          <table:table-cell table:style-name="ce2" office:value-type="string" calcext:value-type="string">
            <text:p>E or</text:p>
          </table:table-cell>
          <table:table-cell table:style-name="ce2"/>
          <table:table-cell table:style-name="ce2" office:value-type="string" calcext:value-type="string">
            <text:p>1st</text:p>
          </table:table-cell>
          <table:table-cell table:style-name="ce2"/>
          <table:table-cell table:style-name="ce2" office:value-type="string" calcext:value-type="string">
            <text:p>2nd</text:p>
          </table:table-cell>
          <table:table-cell table:style-name="ce2"/>
          <table:table-cell table:style-name="ce2" office:value-type="string" calcext:value-type="string">
            <text:p>3rd</text:p>
          </table:table-cell>
          <table:table-cell table:style-name="ce2"/>
          <table:table-cell table:style-name="ce2" office:value-type="string" calcext:value-type="string">
            <text:p>4th</text:p>
          </table:table-cell>
          <table:table-cell table:style-name="ce2" table:number-columns-repeated="2"/>
          <table:table-cell table:style-name="ce2" office:value-type="string" calcext:value-type="string">
            <text:p>1st Ln/</text:p>
          </table:table-cell>
          <table:table-cell table:style-name="ce2" office:value-type="string" calcext:value-type="string">
            <text:p>2nd Ln/</text:p>
          </table:table-cell>
          <table:table-cell table:number-columns-repeated="2" table:style-name="ce2" office:value-type="string" calcext:value-type="string">
            <text:p>Total/</text:p>
          </table:table-cell>
          <table:table-cell table:style-name="ce2" table:number-columns-repeated="1006"/>
        </table:table-row>
        <table:table-row table:style-name="ro2">
          <table:table-cell table:style-name="ce2" office:value-type="string" calcext:value-type="string">
            <text:p>Squares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Check</text:p>
          </table:table-cell>
          <table:table-cell table:number-columns-repeated="2" table:style-name="ce2" office:value-type="string" calcext:value-type="string">
            <text:p>Total</text:p>
          </table:table-cell>
          <table:table-cell table:style-name="ce2" office:value-type="string" calcext:value-type="string">
            <text:p>1st Ln</text:p>
          </table:table-cell>
          <table:table-cell table:style-name="ce2" office:value-type="string" calcext:value-type="string">
            <text:p>2nd Ln</text:p>
          </table:table-cell>
          <table:table-cell table:style-name="ce2" table:number-columns-repeated="1006"/>
        </table:table-row>
        <table:table-row table:style-name="ro2">
          <table:table-cell table:style-name="ce1"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6];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E6];1;[.G6])" office:value-type="float" office:value="3" calcext:value-type="float">
            <text:p>3</text:p>
          </table:table-cell>
          <table:table-cell table:style-name="ce12" table:formula="of:=[.F6]/[.B6]" office:value-type="float" office:value="0.666666666666667" calcext:value-type="float">
            <text:p>0.67</text:p>
          </table:table-cell>
          <table:table-cell table:number-columns-repeated="1009"/>
        </table:table-row>
        <table:table-row table:style-name="ro2">
          <table:table-cell table:style-name="ce1"/>
          <table:table-cell table:number-columns-repeated="13"/>
          <table:table-cell table:style-name="ce13"/>
          <table:table-cell table:number-columns-repeated="1009"/>
        </table:table-row>
        <table:table-row table:style-name="ro2">
          <table:table-cell table:style-name="ce1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8];1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8];1;[.G8])" office:value-type="float" office:value="5" calcext:value-type="float">
            <text:p>5</text:p>
          </table:table-cell>
          <table:table-cell table:style-name="ce12" table:formula="of:=[.F8]/[.B8]" office:value-type="float" office:value="0.6" calcext:value-type="float">
            <text:p>0.60</text:p>
          </table:table-cell>
          <table:table-cell table:number-columns-repeated="1009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0];[.B10])" office:value-type="float" office:value="49" calcext:value-type="float">
            <text:p>49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SUM([.E10];1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10];1;[.G10])" office:value-type="float" office:value="7" calcext:value-type="float">
            <text:p>7</text:p>
          </table:table-cell>
          <table:table-cell table:style-name="ce12" table:formula="of:=[.F10]/[.B10]" office:value-type="float" office:value="0.428571428571429" calcext:value-type="float">
            <text:p>0.43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1];[.B11])" office:value-type="float" office:value="49" calcext:value-type="float">
            <text:p>49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formula="of:=SUM([.E11];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11];1;[.G11])" office:value-type="float" office:value="7" calcext:value-type="float">
            <text:p>7</text:p>
          </table:table-cell>
          <table:table-cell table:style-name="ce12" table:formula="of:=[.F11]/[.B11]" office:value-type="float" office:value="0.571428571428571" calcext:value-type="float">
            <text:p>0.57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2];[.B12])" office:value-type="float" office:value="49" calcext:value-type="float">
            <text:p>49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formula="of:=SUM([.E12];1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12];1;[.G12])" office:value-type="float" office:value="7" calcext:value-type="float">
            <text:p>7</text:p>
          </table:table-cell>
          <table:table-cell table:style-name="ce12" table:formula="of:=[.F12]/[.B12]" office:value-type="float" office:value="0.714285714285714" calcext:value-type="float">
            <text:p>0.71</text:p>
          </table:table-cell>
          <table:table-cell table:number-columns-repeated="1009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4];[.B14])" office:value-type="float" office:value="81" calcext:value-type="float">
            <text:p>81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SUM([.E14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14];1;[.G14])" office:value-type="float" office:value="9" calcext:value-type="float">
            <text:p>9</text:p>
          </table:table-cell>
          <table:table-cell table:style-name="ce12" table:formula="of:=[.F14]/[.B14]" office:value-type="float" office:value="0.444444444444444" calcext:value-type="float">
            <text:p>0.44</text:p>
          </table:table-cell>
          <table:table-cell/>
          <table:table-cell table:style-name="ce12" table:formula="of:=QUOTIENT([.B14];[.F14])" office:value-type="float" office:value="2" calcext:value-type="float">
            <text:p>2.00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5];[.B15])" office:value-type="float" office:value="81" calcext:value-type="float">
            <text:p>81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formula="of:=SUM([.E15];1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15];1;[.G15])" office:value-type="float" office:value="9" calcext:value-type="float">
            <text:p>9</text:p>
          </table:table-cell>
          <table:table-cell table:style-name="ce12" table:formula="of:=[.F15]/[.B15]" office:value-type="float" office:value="0.555555555555556" calcext:value-type="float">
            <text:p>0.56</text:p>
          </table:table-cell>
          <table:table-cell/>
          <table:table-cell table:style-name="ce12" table:formula="of:=QUOTIENT([.B15];[.F15])" office:value-type="float" office:value="1" calcext:value-type="float">
            <text:p>1.00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6];[.B16])" office:value-type="float" office:value="81" calcext:value-type="float">
            <text:p>81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formula="of:=SUM([.E16];1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16];1;[.G16])" office:value-type="float" office:value="9" calcext:value-type="float">
            <text:p>9</text:p>
          </table:table-cell>
          <table:table-cell table:style-name="ce12" table:formula="of:=[.F16]/[.B16]" office:value-type="float" office:value="0.666666666666667" calcext:value-type="float">
            <text:p>0.67</text:p>
          </table:table-cell>
          <table:table-cell/>
          <table:table-cell table:style-name="ce12" table:formula="of:=QUOTIENT([.B16];[.F16])" office:value-type="float" office:value="1" calcext:value-type="float">
            <text:p>1.00</text:p>
          </table:table-cell>
          <table:table-cell table:number-columns-repeated="1007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18];[.B18])"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SUM([.E18];1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18];1;[.G18])" office:value-type="float" office:value="11" calcext:value-type="float">
            <text:p>11</text:p>
          </table:table-cell>
          <table:table-cell table:style-name="ce12" table:formula="of:=[.F18]/[.B18]" office:value-type="float" office:value="0.454545454545455" calcext:value-type="float">
            <text:p>0.45</text:p>
          </table:table-cell>
          <table:table-cell/>
          <table:table-cell table:style-name="ce12" table:formula="of:=QUOTIENT([.B18];[.F18])" office:value-type="float" office:value="2" calcext:value-type="float">
            <text:p>2.00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19];[.B19])" office:value-type="float" office:value="121" calcext:value-type="float">
            <text:p>121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formula="of:=SUM([.E19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19];1;[.G19])" office:value-type="float" office:value="11" calcext:value-type="float">
            <text:p>11</text:p>
          </table:table-cell>
          <table:table-cell table:style-name="ce12" table:formula="of:=[.F19]/[.B19]" office:value-type="float" office:value="0.545454545454545" calcext:value-type="float">
            <text:p>0.55</text:p>
          </table:table-cell>
          <table:table-cell/>
          <table:table-cell table:style-name="ce12" table:formula="of:=QUOTIENT([.B19];[.F19])" office:value-type="float" office:value="1" calcext:value-type="float">
            <text:p>1.00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0];[.B20])" office:value-type="float" office:value="121" calcext:value-type="float">
            <text:p>121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formula="of:=SUM([.E20];1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20];1;[.G20])" office:value-type="float" office:value="11" calcext:value-type="float">
            <text:p>11</text:p>
          </table:table-cell>
          <table:table-cell table:style-name="ce12" table:formula="of:=[.F20]/[.B20]" office:value-type="float" office:value="0.636363636363636" calcext:value-type="float">
            <text:p>0.64</text:p>
          </table:table-cell>
          <table:table-cell/>
          <table:table-cell table:style-name="ce12" table:formula="of:=QUOTIENT([.B20];[.F20])" office:value-type="float" office:value="1" calcext:value-type="float">
            <text:p>1.00</text:p>
          </table:table-cell>
          <table:table-cell table:number-columns-repeated="1007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2];[.B22])" office:value-type="float" office:value="169" calcext:value-type="float">
            <text:p>169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SUM([.E22];1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SUM([.E22];1;[.G22])" office:value-type="float" office:value="13" calcext:value-type="float">
            <text:p>13</text:p>
          </table:table-cell>
          <table:table-cell table:style-name="ce12" table:formula="of:=[.F22]/[.B22]" office:value-type="float" office:value="0.461538461538462" calcext:value-type="float">
            <text:p>0.46</text:p>
          </table:table-cell>
          <table:table-cell/>
          <table:table-cell table:style-name="ce12" table:formula="of:=QUOTIENT([.B22];[.F22])" office:value-type="float" office:value="2" calcext:value-type="float">
            <text:p>2.00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3];[.B23])" office:value-type="float" office:value="169" calcext:value-type="float">
            <text:p>169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formula="of:=SUM([.E23];1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23];1;[.G23])" office:value-type="float" office:value="13" calcext:value-type="float">
            <text:p>13</text:p>
          </table:table-cell>
          <table:table-cell table:style-name="ce12" table:formula="of:=[.F23]/[.B23]" office:value-type="float" office:value="0.538461538461538" calcext:value-type="float">
            <text:p>0.54</text:p>
          </table:table-cell>
          <table:table-cell/>
          <table:table-cell table:style-name="ce12" table:formula="of:=QUOTIENT([.B23];[.F23])" office:value-type="float" office:value="1" calcext:value-type="float">
            <text:p>1.00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4];[.B24])" office:value-type="float" office:value="169" calcext:value-type="float">
            <text:p>169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formula="of:=SUM([.E24];1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24];1;[.G24])" office:value-type="float" office:value="13" calcext:value-type="float">
            <text:p>13</text:p>
          </table:table-cell>
          <table:table-cell table:style-name="ce12" table:formula="of:=[.F24]/[.B24]" office:value-type="float" office:value="0.615384615384615" calcext:value-type="float">
            <text:p>0.62</text:p>
          </table:table-cell>
          <table:table-cell/>
          <table:table-cell table:style-name="ce12" table:formula="of:=QUOTIENT([.B24];[.F24])" office:value-type="float" office:value="1" calcext:value-type="float">
            <text:p>1.00</text:p>
          </table:table-cell>
          <table:table-cell table:number-columns-repeated="1007"/>
        </table:table-row>
        <table:table-row table:style-name="ro2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5];[.B25])" office:value-type="float" office:value="169" calcext:value-type="float">
            <text:p>16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25]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5];1;[.G25];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E25];1;[.G25];1;[.I25])" office:value-type="float" office:value="13" calcext:value-type="float">
            <text:p>13</text:p>
          </table:table-cell>
          <table:table-cell table:style-name="ce12" table:formula="of:=[.F25]/[.B25]" office:value-type="float" office:value="0.230769230769231" calcext:value-type="float">
            <text:p>0.23</text:p>
          </table:table-cell>
          <table:table-cell table:style-name="ce12" table:formula="of:=QUOTIENT([.H22];[.B22])" office:value-type="float" office:value="0" calcext:value-type="float">
            <text:p>0.00</text:p>
          </table:table-cell>
          <table:table-cell table:style-name="ce12" table:formula="of:=QUOTIENT([.B25];[.F25])" office:value-type="float" office:value="4" calcext:value-type="float">
            <text:p>4.00</text:p>
          </table:table-cell>
          <table:table-cell table:style-name="ce12" table:formula="of:=QUOTIENT([.B25];[.H25])" office:value-type="float" office:value="1" calcext:value-type="float">
            <text:p>1.00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6];[.B26])" office:value-type="float" office:value="169" calcext:value-type="float">
            <text:p>16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26]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6];1;[.G26];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E26];1;[.G26];1;[.I26])" office:value-type="float" office:value="13" calcext:value-type="float">
            <text:p>13</text:p>
          </table:table-cell>
          <table:table-cell table:style-name="ce12" table:formula="of:=[.F26]/[.B26]" office:value-type="float" office:value="0.230769230769231" calcext:value-type="float">
            <text:p>0.23</text:p>
          </table:table-cell>
          <table:table-cell table:style-name="ce12" table:formula="of:=QUOTIENT([.H26];[.B26])" office:value-type="float" office:value="0" calcext:value-type="float">
            <text:p>0.00</text:p>
          </table:table-cell>
          <table:table-cell table:style-name="ce12" table:formula="of:=QUOTIENT([.B26];[.F26])" office:value-type="float" office:value="4" calcext:value-type="float">
            <text:p>4.00</text:p>
          </table:table-cell>
          <table:table-cell table:style-name="ce12" table:formula="of:=QUOTIENT([.B26];[.H26])" office:value-type="float" office:value="1" calcext:value-type="float">
            <text:p>1.00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7];[.B27])" office:value-type="float" office:value="169" calcext:value-type="float">
            <text:p>16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27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E27];1;[.G27];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27];1;[.G27];1;[.I27])" office:value-type="float" office:value="13" calcext:value-type="float">
            <text:p>13</text:p>
          </table:table-cell>
          <table:table-cell table:style-name="ce12" table:formula="of:=[.F27]/[.B27]" office:value-type="float" office:value="0.307692307692308" calcext:value-type="float">
            <text:p>0.31</text:p>
          </table:table-cell>
          <table:table-cell table:style-name="ce12" table:formula="of:=QUOTIENT([.H27];[.B27])" office:value-type="float" office:value="0" calcext:value-type="float">
            <text:p>0.00</text:p>
          </table:table-cell>
          <table:table-cell table:style-name="ce12" table:formula="of:=QUOTIENT([.B27];[.F27])" office:value-type="float" office:value="3" calcext:value-type="float">
            <text:p>3.00</text:p>
          </table:table-cell>
          <table:table-cell table:style-name="ce12" table:formula="of:=QUOTIENT([.B27];[.H27])" office:value-type="float" office:value="1" calcext:value-type="float">
            <text:p>1.00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8];[.B28])" office:value-type="float" office:value="169" calcext:value-type="float">
            <text:p>16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28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E28];1;[.G28];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28];1;[.G28];1;[.I28])" office:value-type="float" office:value="13" calcext:value-type="float">
            <text:p>13</text:p>
          </table:table-cell>
          <table:table-cell table:style-name="ce12" table:formula="of:=[.F28]/[.B28]" office:value-type="float" office:value="0.307692307692308" calcext:value-type="float">
            <text:p>0.31</text:p>
          </table:table-cell>
          <table:table-cell table:style-name="ce12" table:formula="of:=QUOTIENT([.H28];[.B28])" office:value-type="float" office:value="0" calcext:value-type="float">
            <text:p>0.00</text:p>
          </table:table-cell>
          <table:table-cell table:style-name="ce12" table:formula="of:=QUOTIENT([.B28];[.F28])" office:value-type="float" office:value="3" calcext:value-type="float">
            <text:p>3.00</text:p>
          </table:table-cell>
          <table:table-cell table:style-name="ce12" table:formula="of:=QUOTIENT([.B28];[.H28])" office:value-type="float" office:value="1" calcext:value-type="float">
            <text:p>1.00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9];[.B29])" office:value-type="float" office:value="169" calcext:value-type="float">
            <text:p>16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29];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E29];1;[.G29];1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29];1;[.G29];1;[.I29])" office:value-type="float" office:value="13" calcext:value-type="float">
            <text:p>13</text:p>
          </table:table-cell>
          <table:table-cell table:style-name="ce12" table:formula="of:=[.F29]/[.B29]" office:value-type="float" office:value="0.384615384615385" calcext:value-type="float">
            <text:p>0.38</text:p>
          </table:table-cell>
          <table:table-cell table:style-name="ce12" table:formula="of:=QUOTIENT([.H29];[.B29])" office:value-type="float" office:value="0" calcext:value-type="float">
            <text:p>0.00</text:p>
          </table:table-cell>
          <table:table-cell table:style-name="ce12" table:formula="of:=QUOTIENT([.B29];[.F29])" office:value-type="float" office:value="2" calcext:value-type="float">
            <text:p>2.00</text:p>
          </table:table-cell>
          <table:table-cell table:style-name="ce12" table:formula="of:=QUOTIENT([.B29];[.H29])" office:value-type="float" office:value="1" calcext:value-type="float">
            <text:p>1.00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0];[.B30])" office:value-type="float" office:value="169" calcext:value-type="float">
            <text:p>16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0];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E30];1;[.G30];1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0];1;[.G30];1;[.I30])" office:value-type="float" office:value="13" calcext:value-type="float">
            <text:p>13</text:p>
          </table:table-cell>
          <table:table-cell table:style-name="ce12" table:formula="of:=[.F30]/[.B30]" office:value-type="float" office:value="0.384615384615385" calcext:value-type="float">
            <text:p>0.38</text:p>
          </table:table-cell>
          <table:table-cell table:style-name="ce12" table:formula="of:=QUOTIENT([.H30];[.B30])" office:value-type="float" office:value="0" calcext:value-type="float">
            <text:p>0.00</text:p>
          </table:table-cell>
          <table:table-cell table:style-name="ce12" table:formula="of:=QUOTIENT([.B30];[.F30])" office:value-type="float" office:value="2" calcext:value-type="float">
            <text:p>2.00</text:p>
          </table:table-cell>
          <table:table-cell table:style-name="ce12" table:formula="of:=QUOTIENT([.B30];[.H30])" office:value-type="float" office:value="1" calcext:value-type="float">
            <text:p>1.00</text:p>
          </table:table-cell>
          <table:table-cell table:number-columns-repeated="1006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2];[.B32])" office:value-type="float" office:value="225" calcext:value-type="float">
            <text:p>22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2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E32];1;[.G32];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2];1;[.G32];1;[.I32])" office:value-type="float" office:value="15" calcext:value-type="float">
            <text:p>15</text:p>
          </table:table-cell>
          <table:table-cell table:style-name="ce12" table:formula="of:=[.F32]/[.B32]" office:value-type="float" office:value="0.266666666666667" calcext:value-type="float">
            <text:p>0.27</text:p>
          </table:table-cell>
          <table:table-cell table:style-name="ce12" table:formula="of:=QUOTIENT([.H29];[.B29])" office:value-type="float" office:value="0" calcext:value-type="float">
            <text:p>0.00</text:p>
          </table:table-cell>
          <table:table-cell table:style-name="ce12" table:formula="of:=QUOTIENT([.B32];[.F32])" office:value-type="float" office:value="3" calcext:value-type="float">
            <text:p>3.00</text:p>
          </table:table-cell>
          <table:table-cell table:style-name="ce12" table:formula="of:=QUOTIENT([.B32];[.H32])" office:value-type="float" office:value="1" calcext:value-type="float">
            <text:p>1.00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3];[.B33])" office:value-type="float" office:value="225" calcext:value-type="float">
            <text:p>22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3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E33];1;[.G33];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3];1;[.G33];1;[.I33])" office:value-type="float" office:value="15" calcext:value-type="float">
            <text:p>15</text:p>
          </table:table-cell>
          <table:table-cell table:style-name="ce12" table:formula="of:=[.F33]/[.B33]" office:value-type="float" office:value="0.266666666666667" calcext:value-type="float">
            <text:p>0.27</text:p>
          </table:table-cell>
          <table:table-cell table:style-name="ce12" table:formula="of:=QUOTIENT([.H30];[.B30])" office:value-type="float" office:value="0" calcext:value-type="float">
            <text:p>0.00</text:p>
          </table:table-cell>
          <table:table-cell table:style-name="ce12" table:formula="of:=QUOTIENT([.B33];[.F33])" office:value-type="float" office:value="3" calcext:value-type="float">
            <text:p>3.00</text:p>
          </table:table-cell>
          <table:table-cell table:style-name="ce12" table:formula="of:=QUOTIENT([.B33];[.H33])" office:value-type="float" office:value="1" calcext:value-type="float">
            <text:p>1.00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4];[.B34])"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4]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SUM([.E34];1;[.G34];1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4];1;[.G34];1;[.I34])" office:value-type="float" office:value="15" calcext:value-type="float">
            <text:p>15</text:p>
          </table:table-cell>
          <table:table-cell table:style-name="ce12" table:formula="of:=[.F34]/[.B34]" office:value-type="float" office:value="0.333333333333333" calcext:value-type="float">
            <text:p>0.33</text:p>
          </table:table-cell>
          <table:table-cell table:style-name="ce12" table:formula="of:=QUOTIENT([.H31];[.B31])" office:value-type="string" office:string-value="" calcext:value-type="error">
            <text:p>Err:502</text:p>
          </table:table-cell>
          <table:table-cell table:style-name="ce12" table:formula="of:=QUOTIENT([.B34];[.F34])" office:value-type="float" office:value="3" calcext:value-type="float">
            <text:p>3.00</text:p>
          </table:table-cell>
          <table:table-cell table:style-name="ce12" table:formula="of:=QUOTIENT([.B34];[.H34])" office:value-type="float" office:value="1" calcext:value-type="float">
            <text:p>1.00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5];[.B35])"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5]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SUM([.E35];1;[.G35];1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5];1;[.G35];1;[.I35])" office:value-type="float" office:value="15" calcext:value-type="float">
            <text:p>15</text:p>
          </table:table-cell>
          <table:table-cell table:style-name="ce12" table:formula="of:=[.F35]/[.B35]" office:value-type="float" office:value="0.333333333333333" calcext:value-type="float">
            <text:p>0.33</text:p>
          </table:table-cell>
          <table:table-cell table:style-name="ce12" table:formula="of:=QUOTIENT([.H32];[.B32])" office:value-type="float" office:value="0" calcext:value-type="float">
            <text:p>0.00</text:p>
          </table:table-cell>
          <table:table-cell table:style-name="ce12" table:formula="of:=QUOTIENT([.B35];[.F35])" office:value-type="float" office:value="3" calcext:value-type="float">
            <text:p>3.00</text:p>
          </table:table-cell>
          <table:table-cell table:style-name="ce12" table:formula="of:=QUOTIENT([.B35];[.H35])" office:value-type="float" office:value="1" calcext:value-type="float">
            <text:p>1.00</text:p>
          </table:table-cell>
          <table:table-cell table:number-columns-repeated="1006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37];[.B37])" office:value-type="float" office:value="289" calcext:value-type="float">
            <text:p>28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7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E37];1;[.G37];1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7];1;[.G37];1;[.I37])" office:value-type="float" office:value="17" calcext:value-type="float">
            <text:p>17</text:p>
          </table:table-cell>
          <table:table-cell table:style-name="ce12" table:formula="of:=[.F37]/[.B37]" office:value-type="float" office:value="0.294117647058823" calcext:value-type="float">
            <text:p>0.29</text:p>
          </table:table-cell>
          <table:table-cell table:style-name="ce12" table:formula="of:=QUOTIENT([.H34];[.B34])" office:value-type="float" office:value="0" calcext:value-type="float">
            <text:p>0.00</text:p>
          </table:table-cell>
          <table:table-cell table:style-name="ce12" table:formula="of:=QUOTIENT([.B37];[.F37])" office:value-type="float" office:value="3" calcext:value-type="float">
            <text:p>3.00</text:p>
          </table:table-cell>
          <table:table-cell table:style-name="ce12" table:formula="of:=QUOTIENT([.B37];[.H37])" office:value-type="float" office:value="1" calcext:value-type="float">
            <text:p>1.00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38];[.B38])" office:value-type="float" office:value="289" calcext:value-type="float">
            <text:p>28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8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E38];1;[.G38];1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8];1;[.G38];1;[.I38])" office:value-type="float" office:value="17" calcext:value-type="float">
            <text:p>17</text:p>
          </table:table-cell>
          <table:table-cell table:style-name="ce12" table:formula="of:=[.F38]/[.B38]" office:value-type="float" office:value="0.294117647058823" calcext:value-type="float">
            <text:p>0.29</text:p>
          </table:table-cell>
          <table:table-cell table:style-name="ce12" table:formula="of:=QUOTIENT([.H35];[.B35])" office:value-type="float" office:value="0" calcext:value-type="float">
            <text:p>0.00</text:p>
          </table:table-cell>
          <table:table-cell table:style-name="ce12" table:formula="of:=QUOTIENT([.B38];[.F38])" office:value-type="float" office:value="3" calcext:value-type="float">
            <text:p>3.00</text:p>
          </table:table-cell>
          <table:table-cell table:style-name="ce12" table:formula="of:=QUOTIENT([.B38];[.H38])" office:value-type="float" office:value="1" calcext:value-type="float">
            <text:p>1.00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39];[.B39])" office:value-type="float" office:value="289" calcext:value-type="float">
            <text:p>28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39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E39];1;[.G39];1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39];1;[.G39];1;[.I39])" office:value-type="float" office:value="17" calcext:value-type="float">
            <text:p>17</text:p>
          </table:table-cell>
          <table:table-cell table:style-name="ce12" table:formula="of:=[.F39]/[.B39]" office:value-type="float" office:value="0.352941176470588" calcext:value-type="float">
            <text:p>0.35</text:p>
          </table:table-cell>
          <table:table-cell table:style-name="ce12" table:formula="of:=QUOTIENT([.H36];[.B36])" office:value-type="string" office:string-value="" calcext:value-type="error">
            <text:p>Err:502</text:p>
          </table:table-cell>
          <table:table-cell table:style-name="ce12" table:formula="of:=QUOTIENT([.B39];[.F39])" office:value-type="float" office:value="2" calcext:value-type="float">
            <text:p>2.00</text:p>
          </table:table-cell>
          <table:table-cell table:style-name="ce12" table:formula="of:=QUOTIENT([.B39];[.H39])" office:value-type="float" office:value="1" calcext:value-type="float">
            <text:p>1.00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0];[.B40])" office:value-type="float" office:value="289" calcext:value-type="float">
            <text:p>28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0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E40];1;[.G40];1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0];1;[.G40];1;[.I40])" office:value-type="float" office:value="17" calcext:value-type="float">
            <text:p>17</text:p>
          </table:table-cell>
          <table:table-cell table:style-name="ce12" table:formula="of:=[.F40]/[.B40]" office:value-type="float" office:value="0.352941176470588" calcext:value-type="float">
            <text:p>0.35</text:p>
          </table:table-cell>
          <table:table-cell table:style-name="ce12" table:formula="of:=QUOTIENT([.H37];[.B37])" office:value-type="float" office:value="0" calcext:value-type="float">
            <text:p>0.00</text:p>
          </table:table-cell>
          <table:table-cell table:style-name="ce12" table:formula="of:=QUOTIENT([.B40];[.F40])" office:value-type="float" office:value="2" calcext:value-type="float">
            <text:p>2.00</text:p>
          </table:table-cell>
          <table:table-cell table:style-name="ce12" table:formula="of:=QUOTIENT([.B40];[.H40])" office:value-type="float" office:value="1" calcext:value-type="float">
            <text:p>1.00</text:p>
          </table:table-cell>
          <table:table-cell table:number-columns-repeated="1006"/>
        </table:table-row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7" office:value-type="string" calcext:value-type="string">
            <text:p>19x19</text:p>
          </table:table-cell>
          <table:table-cell table:style-name="ce8" office:value-type="float" office:value="19" calcext:value-type="float">
            <text:p>19</text:p>
          </table:table-cell>
          <table:table-cell table:style-name="ce8" table:formula="of:=PRODUCT([.B42];[.B42])" office:value-type="float" office:value="361" calcext:value-type="float">
            <text:p>361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10" table:formula="of:=SUM([.E42];1)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1" table:formula="of:=SUM([.E42];1;[.G42];1)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4"/>
          <table:table-cell table:style-name="ce11" table:formula="of:=SUM([.E42];1;[.G42];1;[.I42])" office:value-type="float" office:value="19" calcext:value-type="float">
            <text:p>19</text:p>
          </table:table-cell>
          <table:table-cell table:style-name="ce12" table:formula="of:=[.F42]/[.B42]" office:value-type="float" office:value="0.31578947368421" calcext:value-type="float">
            <text:p>0.32</text:p>
          </table:table-cell>
          <table:table-cell table:style-name="ce12" table:formula="of:=QUOTIENT([.H39];[.B39])" office:value-type="float" office:value="0" calcext:value-type="float">
            <text:p>0.00</text:p>
          </table:table-cell>
          <table:table-cell table:style-name="ce12" table:formula="of:=QUOTIENT([.B42];[.F42])" office:value-type="float" office:value="3" calcext:value-type="float">
            <text:p>3.00</text:p>
          </table:table-cell>
          <table:table-cell table:style-name="ce12" table:formula="of:=QUOTIENT([.B42];[.H42])" office:value-type="float" office:value="1" calcext:value-type="float">
            <text:p>1.00</text:p>
          </table:table-cell>
          <table:table-cell table:style-name="ce11" table:number-columns-repeated="1006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4];[.B44])" office:value-type="float" office:value="441" calcext:value-type="float">
            <text:p>44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4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E44];1;[.G44];1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4];1;[.G44];1;[.I44])" office:value-type="float" office:value="21" calcext:value-type="float">
            <text:p>21</text:p>
          </table:table-cell>
          <table:table-cell table:style-name="ce12" table:formula="of:=[.F44]/[.B44]" office:value-type="float" office:value="0.285714285714286" calcext:value-type="float">
            <text:p>0.29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5];[.B45])" office:value-type="float" office:value="441" calcext:value-type="float">
            <text:p>44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5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E45];1;[.G45];1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5];1;[.G45];1;[.I45])" office:value-type="float" office:value="21" calcext:value-type="float">
            <text:p>21</text:p>
          </table:table-cell>
          <table:table-cell table:style-name="ce12" table:formula="of:=[.F45]/[.B45]" office:value-type="float" office:value="0.285714285714286" calcext:value-type="float">
            <text:p>0.29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6];[.B46])"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46]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SUM([.E46];1;[.G46];1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46];1;[.G46];1;[.I46])" office:value-type="float" office:value="21" calcext:value-type="float">
            <text:p>21</text:p>
          </table:table-cell>
          <table:table-cell table:style-name="ce12" table:formula="of:=[.F46]/[.B46]" office:value-type="float" office:value="0.333333333333333" calcext:value-type="float">
            <text:p>0.33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7];[.B47])"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47]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SUM([.E47];1;[.G47];1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47];1;[.G47];1;[.I47])" office:value-type="float" office:value="21" calcext:value-type="float">
            <text:p>21</text:p>
          </table:table-cell>
          <table:table-cell table:style-name="ce12" table:formula="of:=[.F47]/[.B47]" office:value-type="float" office:value="0.333333333333333" calcext:value-type="float">
            <text:p>0.33</text:p>
          </table:table-cell>
          <table:table-cell table:number-columns-repeated="1009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49];[.B49])" office:value-type="float" office:value="529" calcext:value-type="float">
            <text:p>52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9]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SUM([.E49];1;[.G49];1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9];1;[.G49];1;[.I49])" office:value-type="float" office:value="23" calcext:value-type="float">
            <text:p>23</text:p>
          </table:table-cell>
          <table:table-cell table:style-name="ce12" table:formula="of:=[.F49]/[.B49]" office:value-type="float" office:value="0.260869565217391" calcext:value-type="float">
            <text:p>0.26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0];[.B50])" office:value-type="float" office:value="529" calcext:value-type="float">
            <text:p>52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50]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SUM([.E50];1;[.G50];1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50];1;[.G50];1;[.I50])" office:value-type="float" office:value="23" calcext:value-type="float">
            <text:p>23</text:p>
          </table:table-cell>
          <table:table-cell table:style-name="ce12" table:formula="of:=[.F50]/[.B50]" office:value-type="float" office:value="0.260869565217391" calcext:value-type="float">
            <text:p>0.26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1];[.B51])" office:value-type="float" office:value="529" calcext:value-type="float">
            <text:p>5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1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E51];1;[.G51]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1];1;[.G51];1;[.I51])" office:value-type="float" office:value="23" calcext:value-type="float">
            <text:p>23</text:p>
          </table:table-cell>
          <table:table-cell table:style-name="ce12" table:formula="of:=[.F51]/[.B51]" office:value-type="float" office:value="0.304347826086957" calcext:value-type="float">
            <text:p>0.30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2];[.B52])" office:value-type="float" office:value="529" calcext:value-type="float">
            <text:p>5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2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E52];1;[.G52]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2];1;[.G52];1;[.I52])" office:value-type="float" office:value="23" calcext:value-type="float">
            <text:p>23</text:p>
          </table:table-cell>
          <table:table-cell table:style-name="ce12" table:formula="of:=[.F52]/[.B52]" office:value-type="float" office:value="0.304347826086957" calcext:value-type="float">
            <text:p>0.30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3];[.B53])" office:value-type="float" office:value="529" calcext:value-type="float">
            <text:p>5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53];1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E53];1;[.G53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3];1;[.G53];1;[.I53])" office:value-type="float" office:value="23" calcext:value-type="float">
            <text:p>23</text:p>
          </table:table-cell>
          <table:table-cell table:style-name="ce12" table:formula="of:=[.F53]/[.B53]" office:value-type="float" office:value="0.347826086956522" calcext:value-type="float">
            <text:p>0.35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4];[.B54])" office:value-type="float" office:value="529" calcext:value-type="float">
            <text:p>5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54];1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E54];1;[.G54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4];1;[.G54];1;[.I54])" office:value-type="float" office:value="23" calcext:value-type="float">
            <text:p>23</text:p>
          </table:table-cell>
          <table:table-cell table:style-name="ce12" table:formula="of:=[.F54]/[.B54]" office:value-type="float" office:value="0.347826086956522" calcext:value-type="float">
            <text:p>0.35</text:p>
          </table:table-cell>
          <table:table-cell table:number-columns-repeated="1009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56];[.B56])" office:value-type="float" office:value="625" calcext:value-type="float">
            <text:p>62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6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E56];1;[.G56];1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6];1;[.G56];1;[.I56])" office:value-type="float" office:value="25" calcext:value-type="float">
            <text:p>25</text:p>
          </table:table-cell>
          <table:table-cell table:style-name="ce12" table:formula="of:=[.F56]/[.B56]" office:value-type="float" office:value="0.28" calcext:value-type="float">
            <text:p>0.28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57];[.B57])" office:value-type="float" office:value="625" calcext:value-type="float">
            <text:p>62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7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E57];1;[.G57];1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7];1;[.G57];1;[.I57])" office:value-type="float" office:value="25" calcext:value-type="float">
            <text:p>25</text:p>
          </table:table-cell>
          <table:table-cell table:style-name="ce12" table:formula="of:=[.F57]/[.B57]" office:value-type="float" office:value="0.28" calcext:value-type="float">
            <text:p>0.28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58];[.B58])" office:value-type="float" office:value="625" calcext:value-type="float">
            <text:p>62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58];1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E58];1;[.G58];1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8];1;[.G58];1;[.I58])" office:value-type="float" office:value="25" calcext:value-type="float">
            <text:p>25</text:p>
          </table:table-cell>
          <table:table-cell table:style-name="ce12" table:formula="of:=[.F58]/[.B58]" office:value-type="float" office:value="0.32" calcext:value-type="float">
            <text:p>0.32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59];[.B59])" office:value-type="float" office:value="625" calcext:value-type="float">
            <text:p>62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59];1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E59];1;[.G59];1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9];1;[.G59];1;[.I59])" office:value-type="float" office:value="25" calcext:value-type="float">
            <text:p>25</text:p>
          </table:table-cell>
          <table:table-cell table:style-name="ce12" table:formula="of:=[.F59]/[.B59]" office:value-type="float" office:value="0.32" calcext:value-type="float">
            <text:p>0.32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0];[.B60])" office:value-type="float" office:value="625" calcext:value-type="float">
            <text:p>62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0];1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E60];1;[.G60];1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0];1;[.G60];1;[.I60])" office:value-type="float" office:value="25" calcext:value-type="float">
            <text:p>25</text:p>
          </table:table-cell>
          <table:table-cell table:style-name="ce12" table:formula="of:=[.F60]/[.B60]" office:value-type="float" office:value="0.36" calcext:value-type="float">
            <text:p>0.36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1];[.B61])" office:value-type="float" office:value="625" calcext:value-type="float">
            <text:p>62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1];1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E61];1;[.G61];1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1];1;[.G61];1;[.I61])" office:value-type="float" office:value="25" calcext:value-type="float">
            <text:p>25</text:p>
          </table:table-cell>
          <table:table-cell table:style-name="ce12" table:formula="of:=[.F61]/[.B61]" office:value-type="float" office:value="0.36" calcext:value-type="float">
            <text:p>0.36</text:p>
          </table:table-cell>
          <table:table-cell table:number-columns-repeated="1009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3];[.B63])" office:value-type="float" office:value="729" calcext:value-type="float">
            <text:p>7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63];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[.E63];1;[.G63];1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63];1;[.G63];1;[.I63])" office:value-type="float" office:value="27" calcext:value-type="float">
            <text:p>27</text:p>
          </table:table-cell>
          <table:table-cell table:style-name="ce12" table:formula="of:=[.F63]/[.B63]" office:value-type="float" office:value="0.259259259259259" calcext:value-type="float">
            <text:p>0.26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4];[.B64])" office:value-type="float" office:value="729" calcext:value-type="float">
            <text:p>7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64];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[.E64];1;[.G64];1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64];1;[.G64];1;[.I64])" office:value-type="float" office:value="27" calcext:value-type="float">
            <text:p>27</text:p>
          </table:table-cell>
          <table:table-cell table:style-name="ce12" table:formula="of:=[.F64]/[.B64]" office:value-type="float" office:value="0.259259259259259" calcext:value-type="float">
            <text:p>0.26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5];[.B65])" office:value-type="float" office:value="729" calcext:value-type="float">
            <text:p>7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5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E65];1;[.G65];1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5];1;[.G65];1;[.I65])" office:value-type="float" office:value="27" calcext:value-type="float">
            <text:p>27</text:p>
          </table:table-cell>
          <table:table-cell table:style-name="ce12" table:formula="of:=[.F65]/[.B65]" office:value-type="float" office:value="0.296296296296296" calcext:value-type="float">
            <text:p>0.30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6];[.B66])" office:value-type="float" office:value="729" calcext:value-type="float">
            <text:p>7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6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E66];1;[.G66];1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6];1;[.G66];1;[.I66])" office:value-type="float" office:value="27" calcext:value-type="float">
            <text:p>27</text:p>
          </table:table-cell>
          <table:table-cell table:style-name="ce12" table:formula="of:=[.F66]/[.B66]" office:value-type="float" office:value="0.296296296296296" calcext:value-type="float">
            <text:p>0.30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7];[.B67])" office:value-type="float" office:value="729" calcext:value-type="float">
            <text:p>729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7]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SUM([.E67];1;[.G67];1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7];1;[.G67];1;[.I67])" office:value-type="float" office:value="27" calcext:value-type="float">
            <text:p>27</text:p>
          </table:table-cell>
          <table:table-cell table:style-name="ce12" table:formula="of:=[.F67]/[.B67]" office:value-type="float" office:value="0.333333333333333" calcext:value-type="float">
            <text:p>0.33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8];[.B68])" office:value-type="float" office:value="729" calcext:value-type="float">
            <text:p>729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8]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SUM([.E68];1;[.G68];1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8];1;[.G68];1;[.I68])" office:value-type="float" office:value="27" calcext:value-type="float">
            <text:p>27</text:p>
          </table:table-cell>
          <table:table-cell table:style-name="ce12" table:formula="of:=[.F68]/[.B68]" office:value-type="float" office:value="0.333333333333333" calcext:value-type="float">
            <text:p>0.33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9];[.B69])" office:value-type="float" office:value="729" calcext:value-type="float">
            <text:p>72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69];1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E69];1;[.G69]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69];1;[.G69];1;[.I69])" office:value-type="float" office:value="27" calcext:value-type="float">
            <text:p>27</text:p>
          </table:table-cell>
          <table:table-cell table:style-name="ce12" table:formula="of:=[.F69]/[.B69]" office:value-type="float" office:value="0.37037037037037" calcext:value-type="float">
            <text:p>0.37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0];[.B70])" office:value-type="float" office:value="729" calcext:value-type="float">
            <text:p>72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0];1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E70];1;[.G70]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0];1;[.G70];1;[.I70])" office:value-type="float" office:value="27" calcext:value-type="float">
            <text:p>27</text:p>
          </table:table-cell>
          <table:table-cell table:style-name="ce12" table:formula="of:=[.F70]/[.B70]" office:value-type="float" office:value="0.37037037037037" calcext:value-type="float">
            <text:p>0.37</text:p>
          </table:table-cell>
          <table:table-cell table:number-columns-repeated="1009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2];[.B72])" office:value-type="float" office:value="841" calcext:value-type="float">
            <text:p>84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72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E72];1;[.G72];1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72];1;[.G72];1;[.I72])" office:value-type="float" office:value="29" calcext:value-type="float">
            <text:p>29</text:p>
          </table:table-cell>
          <table:table-cell table:style-name="ce12" table:formula="of:=[.F72]/[.B72]" office:value-type="float" office:value="0.275862068965517" calcext:value-type="float">
            <text:p>0.28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3];[.B73])" office:value-type="float" office:value="841" calcext:value-type="float">
            <text:p>84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73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E73];1;[.G73];1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73];1;[.G73];1;[.I73])" office:value-type="float" office:value="29" calcext:value-type="float">
            <text:p>29</text:p>
          </table:table-cell>
          <table:table-cell table:style-name="ce12" table:formula="of:=[.F73]/[.B73]" office:value-type="float" office:value="0.275862068965517" calcext:value-type="float">
            <text:p>0.28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4];[.B74])" office:value-type="float" office:value="841" calcext:value-type="float">
            <text:p>84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4];1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E74];1;[.G74];1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4];1;[.G74];1;[.I74])" office:value-type="float" office:value="29" calcext:value-type="float">
            <text:p>29</text:p>
          </table:table-cell>
          <table:table-cell table:style-name="ce12" table:formula="of:=[.F74]/[.B74]" office:value-type="float" office:value="0.310344827586207" calcext:value-type="float">
            <text:p>0.31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5];[.B75])" office:value-type="float" office:value="841" calcext:value-type="float">
            <text:p>84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5];1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E75];1;[.G75];1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5];1;[.G75];1;[.I75])" office:value-type="float" office:value="29" calcext:value-type="float">
            <text:p>29</text:p>
          </table:table-cell>
          <table:table-cell table:style-name="ce12" table:formula="of:=[.F75]/[.B75]" office:value-type="float" office:value="0.310344827586207" calcext:value-type="float">
            <text:p>0.31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6];[.B76])" office:value-type="float" office:value="841" calcext:value-type="float">
            <text:p>84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6];1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76];1;[.G76];1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6];1;[.G76];1;[.I76])" office:value-type="float" office:value="29" calcext:value-type="float">
            <text:p>29</text:p>
          </table:table-cell>
          <table:table-cell table:style-name="ce12" table:formula="of:=[.F76]/[.B76]" office:value-type="float" office:value="0.344827586206897" calcext:value-type="float">
            <text:p>0.34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7];[.B77])" office:value-type="float" office:value="841" calcext:value-type="float">
            <text:p>84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7];1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77];1;[.G77];1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7];1;[.G77];1;[.I77])" office:value-type="float" office:value="29" calcext:value-type="float">
            <text:p>29</text:p>
          </table:table-cell>
          <table:table-cell table:style-name="ce12" table:formula="of:=[.F77]/[.B77]" office:value-type="float" office:value="0.344827586206897" calcext:value-type="float">
            <text:p>0.34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8];[.B78])" office:value-type="float" office:value="841" calcext:value-type="float">
            <text:p>8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8];1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E78];1;[.G78];1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8];1;[.G78];1;[.I78])" office:value-type="float" office:value="29" calcext:value-type="float">
            <text:p>29</text:p>
          </table:table-cell>
          <table:table-cell table:style-name="ce12" table:formula="of:=[.F78]/[.B78]" office:value-type="float" office:value="0.379310344827586" calcext:value-type="float">
            <text:p>0.38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9];[.B79])" office:value-type="float" office:value="841" calcext:value-type="float">
            <text:p>8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9];1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E79];1;[.G79];1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9];1;[.G79];1;[.I79])" office:value-type="float" office:value="29" calcext:value-type="float">
            <text:p>29</text:p>
          </table:table-cell>
          <table:table-cell table:style-name="ce12" table:formula="of:=[.F79]/[.B79]" office:value-type="float" office:value="0.379310344827586" calcext:value-type="float">
            <text:p>0.38</text:p>
          </table:table-cell>
          <table:table-cell table:number-columns-repeated="1009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1];[.B81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81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81];1;[.G81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81];1;[.G81];1;[.I81])" office:value-type="float" office:value="31" calcext:value-type="float">
            <text:p>31</text:p>
          </table:table-cell>
          <table:table-cell table:style-name="ce12" table:formula="of:=[.F81]/[.B81]" office:value-type="float" office:value="0.290322580645161" calcext:value-type="float">
            <text:p>0.29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2];[.B82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82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82];1;[.G82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82];1;[.G82];1;[.I82])" office:value-type="float" office:value="31" calcext:value-type="float">
            <text:p>31</text:p>
          </table:table-cell>
          <table:table-cell table:style-name="ce12" table:formula="of:=[.F82]/[.B82]" office:value-type="float" office:value="0.290322580645161" calcext:value-type="float">
            <text:p>0.29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3];[.B83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83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83];1;[.G83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83];1;[.G83];1;[.I83])" office:value-type="float" office:value="31" calcext:value-type="float">
            <text:p>31</text:p>
          </table:table-cell>
          <table:table-cell table:style-name="ce12" table:formula="of:=[.F83]/[.B83]" office:value-type="float" office:value="0.32258064516129" calcext:value-type="float">
            <text:p>0.32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4];[.B84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84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84];1;[.G84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84];1;[.G84];1;[.I84])" office:value-type="float" office:value="31" calcext:value-type="float">
            <text:p>31</text:p>
          </table:table-cell>
          <table:table-cell table:style-name="ce12" table:formula="of:=[.F84]/[.B84]" office:value-type="float" office:value="0.32258064516129" calcext:value-type="float">
            <text:p>0.32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5];[.B85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5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85];1;[.G85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5];1;[.G85];1;[.I85])" office:value-type="float" office:value="31" calcext:value-type="float">
            <text:p>31</text:p>
          </table:table-cell>
          <table:table-cell table:style-name="ce12" table:formula="of:=[.F85]/[.B85]" office:value-type="float" office:value="0.354838709677419" calcext:value-type="float">
            <text:p>0.35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6];[.B86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6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86];1;[.G86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6];1;[.G86];1;[.I86])" office:value-type="float" office:value="31" calcext:value-type="float">
            <text:p>31</text:p>
          </table:table-cell>
          <table:table-cell table:style-name="ce12" table:formula="of:=[.F86]/[.B86]" office:value-type="float" office:value="0.354838709677419" calcext:value-type="float">
            <text:p>0.35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7];[.B87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7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87];1;[.G87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7];1;[.G87];1;[.I87])" office:value-type="float" office:value="31" calcext:value-type="float">
            <text:p>31</text:p>
          </table:table-cell>
          <table:table-cell table:style-name="ce12" table:formula="of:=[.F87]/[.B87]" office:value-type="float" office:value="0.387096774193548" calcext:value-type="float">
            <text:p>0.39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8];[.B88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8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88];1;[.G88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8];1;[.G88];1;[.I88])" office:value-type="float" office:value="31" calcext:value-type="float">
            <text:p>31</text:p>
          </table:table-cell>
          <table:table-cell table:style-name="ce12" table:formula="of:=[.F88]/[.B88]" office:value-type="float" office:value="0.387096774193548" calcext:value-type="float">
            <text:p>0.39</text:p>
          </table:table-cell>
          <table:table-cell table:number-columns-repeated="1009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0];[.B90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90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90];1;[.G90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90];1;[.G90];1;[.I90])" office:value-type="float" office:value="33" calcext:value-type="float">
            <text:p>33</text:p>
          </table:table-cell>
          <table:table-cell table:style-name="ce12" table:formula="of:=[.F90]/[.B90]" office:value-type="float" office:value="0.303030303030303" calcext:value-type="float">
            <text:p>0.30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1];[.B91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91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91];1;[.G91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91];1;[.G91];1;[.I91])" office:value-type="float" office:value="33" calcext:value-type="float">
            <text:p>33</text:p>
          </table:table-cell>
          <table:table-cell table:style-name="ce12" table:formula="of:=[.F91]/[.B91]" office:value-type="float" office:value="0.303030303030303" calcext:value-type="float">
            <text:p>0.30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2];[.B92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92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92];1;[.G92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92];1;[.G92];1;[.I92])" office:value-type="float" office:value="33" calcext:value-type="float">
            <text:p>33</text:p>
          </table:table-cell>
          <table:table-cell table:style-name="ce12" table:formula="of:=[.F92]/[.B92]" office:value-type="float" office:value="0.333333333333333" calcext:value-type="float">
            <text:p>0.33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3];[.B93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93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93];1;[.G93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93];1;[.G93];1;[.I93])" office:value-type="float" office:value="33" calcext:value-type="float">
            <text:p>33</text:p>
          </table:table-cell>
          <table:table-cell table:style-name="ce12" table:formula="of:=[.F93]/[.B93]" office:value-type="float" office:value="0.333333333333333" calcext:value-type="float">
            <text:p>0.33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4];[.B94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4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94];1;[.G94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4];1;[.G94];1;[.I94])" office:value-type="float" office:value="33" calcext:value-type="float">
            <text:p>33</text:p>
          </table:table-cell>
          <table:table-cell table:style-name="ce12" table:formula="of:=[.F94]/[.B94]" office:value-type="float" office:value="0.363636363636364" calcext:value-type="float">
            <text:p>0.36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5];[.B95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5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95];1;[.G95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5];1;[.G95];1;[.I95])" office:value-type="float" office:value="33" calcext:value-type="float">
            <text:p>33</text:p>
          </table:table-cell>
          <table:table-cell table:style-name="ce12" table:formula="of:=[.F95]/[.B95]" office:value-type="float" office:value="0.363636363636364" calcext:value-type="float">
            <text:p>0.36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6];[.B96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6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96];1;[.G96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6];1;[.G96];1;[.I96])" office:value-type="float" office:value="33" calcext:value-type="float">
            <text:p>33</text:p>
          </table:table-cell>
          <table:table-cell table:style-name="ce12" table:formula="of:=[.F96]/[.B96]" office:value-type="float" office:value="0.393939393939394" calcext:value-type="float">
            <text:p>0.39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7];[.B97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7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97];1;[.G97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7];1;[.G97];1;[.I97])" office:value-type="float" office:value="33" calcext:value-type="float">
            <text:p>33</text:p>
          </table:table-cell>
          <table:table-cell table:style-name="ce12" table:formula="of:=[.F97]/[.B97]" office:value-type="float" office:value="0.393939393939394" calcext:value-type="float">
            <text:p>0.39</text:p>
          </table:table-cell>
          <table:table-cell table:number-columns-repeated="1009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9];[.B99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99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99];1;[.G99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99];1;[.G99];1;[.I99])" office:value-type="float" office:value="35" calcext:value-type="float">
            <text:p>35</text:p>
          </table:table-cell>
          <table:table-cell table:style-name="ce12" table:formula="of:=[.F99]/[.B99]" office:value-type="float" office:value="0.314285714285714" calcext:value-type="float">
            <text:p>0.31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0];[.B100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100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100];1;[.G100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100];1;[.G100];1;[.I100])" office:value-type="float" office:value="35" calcext:value-type="float">
            <text:p>35</text:p>
          </table:table-cell>
          <table:table-cell table:style-name="ce12" table:formula="of:=[.F100]/[.B100]" office:value-type="float" office:value="0.314285714285714" calcext:value-type="float">
            <text:p>0.31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1];[.B101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01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101];1;[.G101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01];1;[.G101];1;[.I101])" office:value-type="float" office:value="35" calcext:value-type="float">
            <text:p>35</text:p>
          </table:table-cell>
          <table:table-cell table:style-name="ce12" table:formula="of:=[.F101]/[.B101]" office:value-type="float" office:value="0.342857142857143" calcext:value-type="float">
            <text:p>0.34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2];[.B102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02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102];1;[.G102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02];1;[.G102];1;[.I102])" office:value-type="float" office:value="35" calcext:value-type="float">
            <text:p>35</text:p>
          </table:table-cell>
          <table:table-cell table:style-name="ce12" table:formula="of:=[.F102]/[.B102]" office:value-type="float" office:value="0.342857142857143" calcext:value-type="float">
            <text:p>0.34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3];[.B103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3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103];1;[.G103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3];1;[.G103];1;[.I103])" office:value-type="float" office:value="35" calcext:value-type="float">
            <text:p>35</text:p>
          </table:table-cell>
          <table:table-cell table:style-name="ce12" table:formula="of:=[.F103]/[.B103]" office:value-type="float" office:value="0.371428571428571" calcext:value-type="float">
            <text:p>0.37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4];[.B104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4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104];1;[.G104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4];1;[.G104];1;[.I104])" office:value-type="float" office:value="35" calcext:value-type="float">
            <text:p>35</text:p>
          </table:table-cell>
          <table:table-cell table:style-name="ce12" table:formula="of:=[.F104]/[.B104]" office:value-type="float" office:value="0.371428571428571" calcext:value-type="float">
            <text:p>0.37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5];[.B105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5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105];1;[.G105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5];1;[.G105];1;[.I105])" office:value-type="float" office:value="35" calcext:value-type="float">
            <text:p>35</text:p>
          </table:table-cell>
          <table:table-cell table:style-name="ce12" table:formula="of:=[.F105]/[.B105]" office:value-type="float" office:value="0.4" calcext:value-type="float">
            <text:p>0.40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6];[.B106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6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106];1;[.G106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6];1;[.G106];1;[.I106])" office:value-type="float" office:value="35" calcext:value-type="float">
            <text:p>35</text:p>
          </table:table-cell>
          <table:table-cell table:style-name="ce12" table:formula="of:=[.F106]/[.B106]" office:value-type="float" office:value="0.4" calcext:value-type="float">
            <text:p>0.40</text:p>
          </table:table-cell>
          <table:table-cell table:number-columns-repeated="1009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8];[.B108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08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108];1;[.G108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08];1;[.G108];1;[.I108])" office:value-type="float" office:value="37" calcext:value-type="float">
            <text:p>37</text:p>
          </table:table-cell>
          <table:table-cell table:style-name="ce12" table:formula="of:=[.F108]/[.B108]" office:value-type="float" office:value="0.324324324324324" calcext:value-type="float">
            <text:p>0.32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9];[.B109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09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109];1;[.G109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09];1;[.G109];1;[.I109])" office:value-type="float" office:value="37" calcext:value-type="float">
            <text:p>37</text:p>
          </table:table-cell>
          <table:table-cell table:style-name="ce12" table:formula="of:=[.F109]/[.B109]" office:value-type="float" office:value="0.324324324324324" calcext:value-type="float">
            <text:p>0.32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0];[.B110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0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110];1;[.G110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0];1;[.G110];1;[.I110])" office:value-type="float" office:value="37" calcext:value-type="float">
            <text:p>37</text:p>
          </table:table-cell>
          <table:table-cell table:style-name="ce12" table:formula="of:=[.F110]/[.B110]" office:value-type="float" office:value="0.351351351351351" calcext:value-type="float">
            <text:p>0.35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1];[.B111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1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111];1;[.G111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1];1;[.G111];1;[.I111])" office:value-type="float" office:value="37" calcext:value-type="float">
            <text:p>37</text:p>
          </table:table-cell>
          <table:table-cell table:style-name="ce12" table:formula="of:=[.F111]/[.B111]" office:value-type="float" office:value="0.351351351351351" calcext:value-type="float">
            <text:p>0.35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2];[.B112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12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12];1;[.G112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12];1;[.G112];1;[.I112])" office:value-type="float" office:value="37" calcext:value-type="float">
            <text:p>37</text:p>
          </table:table-cell>
          <table:table-cell table:style-name="ce12" table:formula="of:=[.F112]/[.B112]" office:value-type="float" office:value="0.378378378378378" calcext:value-type="float">
            <text:p>0.38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3];[.B113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13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13];1;[.G113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13];1;[.G113];1;[.I113])" office:value-type="float" office:value="37" calcext:value-type="float">
            <text:p>37</text:p>
          </table:table-cell>
          <table:table-cell table:style-name="ce12" table:formula="of:=[.F113]/[.B113]" office:value-type="float" office:value="0.378378378378378" calcext:value-type="float">
            <text:p>0.38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4];[.B114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4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14];1;[.G114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4];1;[.G114];1;[.I114])" office:value-type="float" office:value="37" calcext:value-type="float">
            <text:p>37</text:p>
          </table:table-cell>
          <table:table-cell table:style-name="ce12" table:formula="of:=[.F114]/[.B114]" office:value-type="float" office:value="0.405405405405405" calcext:value-type="float">
            <text:p>0.41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5];[.B115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5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15];1;[.G115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5];1;[.G115];1;[.I115])" office:value-type="float" office:value="37" calcext:value-type="float">
            <text:p>37</text:p>
          </table:table-cell>
          <table:table-cell table:style-name="ce12" table:formula="of:=[.F115]/[.B115]" office:value-type="float" office:value="0.405405405405405" calcext:value-type="float">
            <text:p>0.41</text:p>
          </table:table-cell>
          <table:table-cell table:number-columns-repeated="1009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7];[.B117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7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17];1;[.G117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7];1;[.G117];1;[.I117])" office:value-type="float" office:value="39" calcext:value-type="float">
            <text:p>39</text:p>
          </table:table-cell>
          <table:table-cell table:style-name="ce12" table:formula="of:=[.F117]/[.B117]" office:value-type="float" office:value="0.333333333333333" calcext:value-type="float">
            <text:p>0.33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8];[.B118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8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18];1;[.G118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8];1;[.G118];1;[.I118])" office:value-type="float" office:value="39" calcext:value-type="float">
            <text:p>39</text:p>
          </table:table-cell>
          <table:table-cell table:style-name="ce12" table:formula="of:=[.F118]/[.B118]" office:value-type="float" office:value="0.333333333333333" calcext:value-type="float">
            <text:p>0.33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9];[.B119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19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19];1;[.G119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19];1;[.G119];1;[.I119])" office:value-type="float" office:value="39" calcext:value-type="float">
            <text:p>39</text:p>
          </table:table-cell>
          <table:table-cell table:style-name="ce12" table:formula="of:=[.F119]/[.B119]" office:value-type="float" office:value="0.358974358974359" calcext:value-type="float">
            <text:p>0.36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0];[.B120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20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20];1;[.G120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20];1;[.G120];1;[.I120])" office:value-type="float" office:value="39" calcext:value-type="float">
            <text:p>39</text:p>
          </table:table-cell>
          <table:table-cell table:style-name="ce12" table:formula="of:=[.F120]/[.B120]" office:value-type="float" office:value="0.358974358974359" calcext:value-type="float">
            <text:p>0.36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1];[.B121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21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21];1;[.G121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21];1;[.G121];1;[.I121])" office:value-type="float" office:value="39" calcext:value-type="float">
            <text:p>39</text:p>
          </table:table-cell>
          <table:table-cell table:style-name="ce12" table:formula="of:=[.F121]/[.B121]" office:value-type="float" office:value="0.384615384615385" calcext:value-type="float">
            <text:p>0.38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2];[.B122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22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22];1;[.G122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22];1;[.G122];1;[.I122])" office:value-type="float" office:value="39" calcext:value-type="float">
            <text:p>39</text:p>
          </table:table-cell>
          <table:table-cell table:style-name="ce12" table:formula="of:=[.F122]/[.B122]" office:value-type="float" office:value="0.384615384615385" calcext:value-type="float">
            <text:p>0.38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3];[.B123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23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23];1;[.G123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23];1;[.G123];1;[.I123])" office:value-type="float" office:value="39" calcext:value-type="float">
            <text:p>39</text:p>
          </table:table-cell>
          <table:table-cell table:style-name="ce12" table:formula="of:=[.F123]/[.B123]" office:value-type="float" office:value="0.41025641025641" calcext:value-type="float">
            <text:p>0.41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4];[.B124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24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24];1;[.G124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24];1;[.G124];1;[.I124])" office:value-type="float" office:value="39" calcext:value-type="float">
            <text:p>39</text:p>
          </table:table-cell>
          <table:table-cell table:style-name="ce12" table:formula="of:=[.F124]/[.B124]" office:value-type="float" office:value="0.41025641025641" calcext:value-type="float">
            <text:p>0.41</text:p>
          </table:table-cell>
          <table:table-cell table:number-columns-repeated="1009"/>
        </table:table-row>
        <table:table-row table:style-name="ro2" table:number-rows-repeated="10484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3T21:10:35.187907280</meta:creation-date>
    <meta:generator>LibreOffice/6.4.7.2$Linux_X86_64 LibreOffice_project/40$Build-2</meta:generator>
    <dc:date>2023-09-24T14:34:25.054297136</dc:date>
    <meta:editing-duration>PT1H40M56S</meta:editing-duration>
    <meta:editing-cycles>28</meta:editing-cycles>
    <meta:document-statistic meta:table-count="2" meta:cell-count="1219" meta:object-count="0"/>
  </office:meta>
</office:document-meta>
</file>